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8" table:style-name="Tabelle1.A"/>
        <table:table-column table:style-name="Tabelle1.I"/>
        <table:table-row>
          <table:table-cell table:style-name="Tabelle1.A1">
            <text:p text:style-name="Table_20_Contents">70</text:p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office:value="6" office:value-type="float" table:style-name="Tabelle1.G1">
            <text:p text:style-name="P1">6</text:p>
          </table:table-cell>
          <table:table-cell office:value="7" office:value-type="float" table:style-name="Tabelle1.G1">
            <text:p text:style-name="P1">7</text:p>
          </table:table-cell>
          <table:table-cell table:style-name="Tabelle1.I1">
            <text:p text:style-name="P1"/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office:value-type="string" table:style-name="Tabelle1.G2">
            <text:p text:style-name="P1">g</text:p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00</dc:date>
    <dc:creator>Svante Schubert</dc:creator>
    <meta:editing-duration>PT0.077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